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Linienspitzen_20_1" draw:marker-end-width="0.3cm" draw:fill="none" draw:textarea-vertical-align="middle"/>
    </style:style>
    <style:style style:name="gr2" style:family="graphic" style:parent-style-name="objectwithoutfill">
      <style:graphic-properties svg:stroke-color="#000000" draw:marker-end="Linienspitzen_20_2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objectwithoutfill">
      <style:graphic-properties svg:stroke-color="#ff0000" draw:fill="none" draw:textarea-vertical-align="middle"/>
    </style:style>
    <style:style style:name="gr6" style:family="graphic" style:parent-style-name="objectwithoutfill">
      <style:graphic-properties svg:stroke-color="#808080" draw:marker-start="Linienspitzen_20_4" draw:marker-end="Linienspitzen_20_3" draw:marker-end-width="0.3cm" draw:fill="none" draw:textarea-vertical-align="botto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cm" svg:y1="10.5cm" svg:x2="18.75cm" svg:y2="10.5cm">
          <text:p/>
        </draw:line>
        <draw:line draw:style-name="gr2" draw:text-style-name="P1" draw:layer="layout" svg:x1="3.25cm" svg:y1="10.75cm" svg:x2="3.25cm" svg:y2="3.25cm">
          <text:p/>
        </draw:line>
        <draw:frame draw:style-name="gr3" draw:text-style-name="P2" draw:layer="layout" svg:width="0.25cm" svg:height="0.962cm" svg:x="18.5cm" svg:y="10.5cm">
          <draw:text-box>
            <text:p>t</text:p>
          </draw:text-box>
        </draw:frame>
        <draw:frame draw:style-name="gr4" draw:text-style-name="P2" draw:layer="layout" svg:width="2cm" svg:height="0.962cm" draw:transform="rotate (1.5707963267949) translate (2.238cm 5.1cm)">
          <draw:text-box>
            <text:p>Cost</text:p>
          </draw:text-box>
        </draw:frame>
        <draw:path draw:style-name="gr5" draw:text-style-name="P1" draw:layer="layout" svg:width="10.727cm" svg:height="10.864cm" draw:transform="rotate (0.840899633610868) translate (3.25cm 10cm)" svg:viewBox="0 0 10728 10865" svg:d="M0 0c6374 0 7188 1285 7188 1285l2333 2608-1127 4364 2334 2608">
          <text:p/>
        </draw:path>
        <draw:line draw:style-name="gr6" draw:text-style-name="P4" draw:layer="layout" svg:x1="3.25cm" svg:y1="5.25cm" svg:x2="8.5cm" svg:y2="5.25cm">
          <text:p text:style-name="P3"><text:span text:style-name="T1">Planning and ramp up</text:span></text:p>
        </draw:line>
        <draw:line draw:style-name="gr6" draw:text-style-name="P4" draw:layer="layout" svg:x1="8.5cm" svg:y1="5.25cm" svg:x2="12.5cm" svg:y2="5.25cm">
          <text:p text:style-name="P3"><text:span text:style-name="T1">Completing </text:span></text:p>
          <text:p text:style-name="P3"><text:span text:style-name="T1">the project</text:span></text:p>
        </draw:line>
        <draw:line draw:style-name="gr6" draw:text-style-name="P4" draw:layer="layout" svg:x1="12.5cm" svg:y1="5.25cm" svg:x2="15cm" svg:y2="5.25cm">
          <text:p text:style-name="P3"><text:span text:style-name="T1">Actually </text:span></text:p>
          <text:p text:style-name="P3"><text:span text:style-name="T1">completing </text:span></text:p>
          <text:p text:style-name="P3"><text:span text:style-name="T1">the project</text:span></text:p>
        </draw:line>
        <draw:line draw:style-name="gr6" draw:text-style-name="P4" draw:layer="layout" svg:x1="15cm" svg:y1="5.25cm" svg:x2="18.5cm" svg:y2="5.25cm">
          <text:p text:style-name="P3"><text:span text:style-name="T1">Maintenance</text:span></text:p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21T15:12:15.887000000</meta:creation-date>
    <dc:date>2022-01-21T15:24:00.156000000</dc:date>
    <meta:editing-duration>PT11M43S</meta:editing-duration>
    <meta:editing-cycles>3</meta:editing-cycles>
    <meta:generator>LibreOffice/7.0.4.2$Windows_X86_64 LibreOffice_project/dcf040e67528d9187c66b2379df5ea4407429775</meta:generator>
    <meta:document-statistic meta:object-count="9"/>
  </office:meta>
</office:document-meta>
</file>